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Daneil da Silva Pereira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23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80.047.480-66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1/06/1999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/></text:span><text:span text:style-name="Fonte_20_parág._20_padrão"><text:span text:style-name="T8"> ) Colaborador <text:s text:c="23"/>( </text:span></text:span><text:span text:style-name="Fonte_20_parág._20_padrão"><text:span text:style-name="T9">X</text:span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Entre 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1243546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124454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MS-09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Instalacao de Anten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Entre Ri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1/03/2007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21/04/20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Viagem com o intuito de estabelecer antenas nas casas das pesso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viagem necessitará de muitos dinhei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32546667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sant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X</text:span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/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3543654</text:span></text:p>
            <text:p text:style-name="P23">Validade: <text:span text:style-name="T15">21/08/2022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12/08/2009 12:09</text:span></text:p>
            <text:p text:style-name="P10">Data/Hora devolução do veículo na agência: <text:span text:style-name="T15">12/07/2010 12: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12/08/2004</text:span></text:p>
            <text:p text:style-name="P23">Horário de entrada: <text:span text:style-name="T15">12:05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5/07/2005</text:span> </text:p>
            <text:p text:style-name="P23">Horário de saída: <text:span text:style-name="T15">01:09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12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65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78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1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24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53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32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43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23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